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599" officeooo:paragraph-rsid="00186599"/>
    </style:style>
    <style:style style:name="P2" style:family="paragraph" style:parent-style-name="Standard">
      <style:text-properties officeooo:rsid="00186599" officeooo:paragraph-rsid="0019b5e9"/>
    </style:style>
    <style:style style:name="P3" style:family="paragraph" style:parent-style-name="Standard">
      <style:text-properties officeooo:rsid="0019b5e9" officeooo:paragraph-rsid="0019b5e9"/>
    </style:style>
    <style:style style:name="P4" style:family="paragraph" style:parent-style-name="Standard">
      <style:text-properties officeooo:rsid="001a6a7a" officeooo:paragraph-rsid="001a6a7a"/>
    </style:style>
    <style:style style:name="P5" style:family="paragraph" style:parent-style-name="Standard">
      <style:text-properties officeooo:paragraph-rsid="00186599"/>
    </style:style>
    <style:style style:name="P6" style:family="paragraph" style:parent-style-name="Standard">
      <style:text-properties fo:font-weight="bold" officeooo:rsid="00186599" officeooo:paragraph-rsid="00186599" style:font-weight-asian="bold" style:font-weight-complex="bold"/>
    </style:style>
    <style:style style:name="P7" style:family="paragraph" style:parent-style-name="Standard">
      <style:text-properties fo:font-size="14pt" fo:font-weight="bold" officeooo:rsid="001d3417" officeooo:paragraph-rsid="001d3417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86599" officeooo:paragraph-rsid="0019b5e9"/>
    </style:style>
    <style:style style:name="T1" style:family="text">
      <style:text-properties officeooo:rsid="00186599"/>
    </style:style>
    <style:style style:name="T2" style:family="text">
      <style:text-properties style:text-position="super 58%"/>
    </style:style>
    <style:style style:name="T3" style:family="text">
      <style:text-properties officeooo:rsid="0019b5e9"/>
    </style:style>
    <style:style style:name="T4" style:family="text">
      <style:text-properties officeooo:rsid="001a6a7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6599" style:font-weight-asian="bold" style:font-weight-complex="bold"/>
    </style:style>
    <style:style style:name="T7" style:family="text">
      <style:text-properties fo:font-weight="bold" officeooo:rsid="001a6a7a" style:font-weight-asian="bold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a6a7a"/>
    </style:style>
    <style:style style:name="T11" style:family="text">
      <style:text-properties officeooo:rsid="001ba4a0"/>
    </style:style>
    <style:style style:name="T12" style:family="text">
      <style:text-properties officeooo:rsid="001f8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42"/>Readme File</text:p>
      <text:p text:style-name="P1"/>
      <text:p text:style-name="P1"/>
      <text:p text:style-name="P1"/>
      <text:p text:style-name="P4">Team name at time of registration: <text:span text:style-name="T5">Techie Challengers</text:span></text:p>
      <text:p text:style-name="P4"><text:s/>New team Name<text:span text:style-name="T12">(After merging two teams as mentioned in email)</text:span> : <text:span text:style-name="T5">SIEL,IIIT-Hyderabad</text:span></text:p>
      <text:p text:style-name="P5"><text:span text:style-name="T1"><text:s/>Participants: </text:span><text:span text:style-name="T6">Raksha Jalan, </text:span><text:bookmark text:name="zcs74"/><text:span text:style-name="T5">Nikhil Priyatam Pattisapu,</text:span><text:span text:style-name="T7">Vijay Saradhi,Subba Reddy</text:span></text:p>
      <text:p text:style-name="P6"/>
      <text:p text:style-name="P1">------------------------------------------------------------------------------------------------------------------------</text:p>
      <text:p text:style-name="P1"><text:span text:style-name="T8">Step1</text:span>: Run relevence.py file :It will create doc to vec representation of each query,sentences in training set.However we have used pre_defined word vectors to train doc to vec model.Where woed vectors are trained on pub-med data,wikipedia <text:s/>data(As the total size of this vector dictionary is 15 GB).We have run doc to vec model in our system and saving the obtained vectors in folder vectors)</text:p>
      <text:p text:style-name="P1"/>
      <text:p text:style-name="P1"><text:span text:style-name="T5">Step2</text:span> :Run doctovec_Test.py : It will create sentence vectors <text:s/>for <text:s/>test data in similar way as <text:s/>explained in step1</text:p>
      <text:p text:style-name="P1"/>
      <text:p text:style-name="P1"><text:span text:style-name="T5">Step3</text:span>:Once <text:s/>we have Sentence ,Query vectors for both training as well as testing,Now we build 5 different classifiers ,one for each query.</text:p>
      <text:p text:style-name="P1">In order to do testing for 1<text:span text:style-name="T2">st</text:span> query, run q1.py </text:p>
      <text:p text:style-name="P1"/>
      <text:p text:style-name="P1">Here while building classifier:</text:p>
      <text:p text:style-name="P1"><text:span text:style-name="T10">S</text:span><text:span text:style-name="T9">tep (a)</text:span><text:span text:style-name="T10">:</text:span><text:span text:style-name="T9"> Read</text:span> Xls. Files containing training instances , testing instances and define vocabulary <text:s text:c="3"/>over it.</text:p>
      <text:p text:style-name="P1">Step (b) <text:span text:style-name="T4">R</text:span>epresent each sentence with its tf-idf representation.Where each sentence is represented using <text:s text:c="2"/>sequence of its <text:s/>unigrams and bigrams.</text:p>
      <text:p text:style-name="P1"/>
      <text:p text:style-name="P3">For task1:</text:p>
      <text:p text:style-name="P1">Step(<text:span text:style-name="T4">i</text:span>) - <text:s/>Now get final representation of each sentence as (query_vector +tf_idf representation of <text:s text:c="3"/>sentence +doctovec reprsentation of sentence )</text:p>
      <text:p text:style-name="P1">Step(<text:span text:style-name="T4">ii</text:span>) - <text:s/>Apply oversampling technique(SMOTE),inorder to balance imbalance class</text:p>
      <text:p text:style-name="P1">Step(<text:span text:style-name="T4">iii</text:span>) - Feed it to Gaussian Naive Bayes classifier havinfg output class as : relavant(1) or Irrelevant(0)</text:p>
      <text:p text:style-name="P3">step(<text:span text:style-name="T4">iv</text:span>) - Test data using trained model</text:p>
      <text:p text:style-name="P3"/>
      <text:p text:style-name="P3">For task2:</text:p>
      <text:p text:style-name="P2">Step(i) - Now get final representation of each sentence as (query_vector +tf_idf representation of sentence )</text:p>
      <text:p text:style-name="P2">Step(<text:span text:style-name="T11">ii</text:span>) - Apply oversampling technique(SMOTE),inorder to balance imbalance class</text:p>
      <text:p text:style-name="P2">Step(<text:span text:style-name="T11">iii</text:span>) - Feed it to Gaussian Naive Bayes classifier havinfg output class as :<text:span text:style-name="T3">support</text:span>(1) or <text:span text:style-name="T3">Neutral</text:span>(0) <text:span text:style-name="T3">or oppose(-1)</text:span></text:p>
      <text:p text:style-name="P3"><text:span text:style-name="T11">S</text:span>tep(<text:span text:style-name="T11">iv</text:span>) <text:s/>- <text:s/>Test data using trained model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47:24.455257788</meta:creation-date>
    <dc:date>2016-09-21T13:40:24.269181161</dc:date>
    <meta:editing-duration>PT6M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293" meta:character-count="2118" meta:non-whitespace-character-count="1784"/>
  </office:meta>
</office:document-meta>
</file>